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row>
              <msub>
                <mi>M</mi>
                <mrow>
                  <mi>T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row>
                              <mi>L</mi>
                              <msqrt>
                                <mrow>
                                  <mrow>
                                    <msup>
                                      <mi>n</mi>
                                      <mn>2</mn>
                                    </msup>
                                    <mo stretchy="false">+</mo>
                                    <mn>1</mn>
                                  </mrow>
                                </mrow>
                              </msqrt>
                            </mrow>
                            <msup>
                              <mi>n</mi>
                              <mn>4</mn>
                            </msup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  <mi/>
            <mrow>
              <msub>
                <mi>M</mi>
                <mrow>
                  <mi>S</mi>
                </mrow>
              </msub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row>
                              <mi>L</mi>
                              <msqrt>
                                <mrow>
                                  <mrow>
                                    <msup>
                                      <mi>n</mi>
                                      <mn>2</mn>
                                    </msup>
                                    <mo stretchy="false">+</mo>
                                    <mn>1</mn>
                                  </mrow>
                                </mrow>
                              </msqrt>
                            </mrow>
                            <msup>
                              <mi>n</mi>
                              <mn>2</mn>
                            </msup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n>1</mn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sub>
              <mi>L</mi>
              <mi mathvariant="italic">eff</mi>
            </msub>
            <mrow>
              <mi/>
              <mo stretchy="false">=</mo>
              <mi/>
            </mrow>
            <mfrac>
              <mi>L</mi>
              <mrow>
                <mi>cos</mi>
                <mfenced open="(" close=")">
                  <mrow>
                    <mrow>
                      <mi>arcsin</mi>
                      <mfenced open="(" close=")">
                        <mrow>
                          <mrow>
                            <mfrac>
                              <mrow>
                                <mi>sin</mi>
                                <mfenced open="(" close=")">
                                  <mrow>
                                    <mrow>
                                      <mi>arctan</mi>
                                      <mi>n</mi>
                                    </mrow>
                                  </mrow>
                                </mfenced>
                              </mrow>
                              <mi>n</mi>
                            </mfrac>
                          </mrow>
                        </mrow>
                      </mfenced>
                    </mrow>
                  </mrow>
                </mfenced>
              </mrow>
            </mfrac>
            <mrow>
              <mi/>
              <mo stretchy="false">=</mo>
              <mi/>
            </mrow>
            <mfrac>
              <mrow>
                <mi>L</mi>
                <msqrt>
                  <mrow>
                    <mrow>
                      <msup>
                        <mi>n</mi>
                        <mn>2</mn>
                      </msup>
                      <mo stretchy="false">+</mo>
                      <mn>1</mn>
                    </mrow>
                  </mrow>
                </msqrt>
              </mrow>
              <mi>n</mi>
            </mfrac>
          </mrow>
        </mtd>
      </mtr>
      <mtr>
        <mtd>
          <mrow/>
        </mtd>
      </mtr>
      <mtr>
        <mtd>
          <mrow>
            <mrow>
              <msup>
                <mrow>
                  <msub>
                    <mi>M</mi>
                    <mrow>
                      <mi>T</mi>
                    </mrow>
                  </msub>
                </mrow>
                <mrow>
                  <mi mathvariant="italic">LF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i>n</mi>
                        </mrow>
                      </mtd>
                      <mtd>
                        <mrow>
                          <mfrac>
                            <mi>h</mi>
                            <msup>
                              <mi>n</mi>
                              <mn>2</mn>
                            </msup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frac>
                            <mn>1</mn>
                            <msup>
                              <mi>n</mi>
                              <mn>2</mn>
                            </msup>
                          </mfrac>
                        </mrow>
                      </mtd>
                    </mtr>
                  </mtable>
                </mrow>
              </mfenced>
            </mrow>
            <mi/>
            <mrow>
              <msup>
                <mrow>
                  <msub>
                    <mi>M</mi>
                    <mrow>
                      <mi>S</mi>
                    </mrow>
                  </msub>
                </mrow>
                <mrow>
                  <mi mathvariant="italic">LF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frac>
                            <mi>h</mi>
                            <mi>n</mi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frac>
                            <mn>1</mn>
                            <mi>n</mi>
                          </mfrac>
                        </mrow>
                      </mtd>
                    </mtr>
                  </mtable>
                </mrow>
              </mfenced>
            </mrow>
          </mrow>
        </mtd>
      </mtr>
      <mtr>
        <mtd>
          <mrow/>
        </mtd>
      </mtr>
      <mtr>
        <mtd>
          <mrow>
            <mrow>
              <msup>
                <mrow>
                  <msub>
                    <mi>M</mi>
                    <mrow>
                      <mi>T</mi>
                    </mrow>
                  </msub>
                </mrow>
                <mrow>
                  <mi mathvariant="italic">RT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frac>
                            <mn>1</mn>
                            <mi>n</mi>
                          </mfrac>
                        </mrow>
                      </mtd>
                      <mtd>
                        <mrow>
                          <mfrac>
                            <mi>h</mi>
                            <mi>n</mi>
                          </mfrac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sup>
                            <mi>n</mi>
                            <mn>2</mn>
                          </msup>
                        </mrow>
                      </mtd>
                    </mtr>
                  </mtable>
                </mrow>
              </mfenced>
            </mrow>
            <mi/>
            <mrow>
              <msup>
                <mrow>
                  <msub>
                    <mi>M</mi>
                    <mrow>
                      <mi>S</mi>
                    </mrow>
                  </msub>
                </mrow>
                <mrow>
                  <mi mathvariant="italic">RT</mi>
                </mrow>
              </msup>
              <mo stretchy="false">=</mo>
              <mfenced open="[" close="]"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i>h</mi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  <mtd>
                        <mrow>
                          <mi>n</mi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M_{T} = left [ matrix{1 # {L sqrt{ n^2 + 1 }} over n^4 ## 0  # 1} right ]  
~~~
M_{S} = left [ matrix{1 # {L sqrt{ n^2 + 1 }} over n^2 ## 0  # 1} right ] 

newline newline

L_eff ~=~ L over{ cos left({ arcsin left({ { sin left( {arctan n} right) } over n } right) } right) } ~=~ {L sqrt{ n^2 + 1 }} over n

newline newline

{M_{T}}^{LF} = left [ matrix{ n # h over n^2 ## 0 # 1 over n^2} right]
~~~
{M_{S}}^{LF} = left [ matrix{ 1 # h over n ## 0 # 1 over n} right]

newline newline

{M_{T}}^{RT} = left [ matrix{ 1 over n # h over n ## 0 # n^2} right]
~~~
{M_{S}}^{RT} = left [ matrix{ 1 # h ## 0 # n} right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7T01:14:26.87</meta:creation-date>
    <meta:generator>LibreOffice/3.5$Linux_x86 LibreOffice_project/350m1$Build-2</meta:generator>
  </office:meta>
</office:document-meta>
</file>